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2">
  <!-- Generated by Aspose.Words for .NET 21.1.0 -->
  <office:font-face-decls>
    <style:font-face style:name="Times New Roman" svg:font-family="Times New Roman" style:font-pitch="variable" style:font-family-generic="roman"/>
    <style:font-face style:name="Courier" svg:font-family="Courier" style:font-family-generic="swiss"/>
  </office:font-face-decls>
  <office:automatic-styles>
    <style:style style:name="S1" style:family="section">
      <style:section-properties text:dont-balance-text-columns="false">
        <style:columns fo:column-count="0" fo:column-gap="1.27cm"/>
      </style:section-properties>
    </style:style>
    <style:style style:name="P1" style:family="paragraph" style:parent-style-name="Normal" style:master-page-name="Standard">
      <style:paragraph-properties fo:margin-left="0cm" fo:margin-right="0cm"/>
    </style:style>
    <style:style style:name="T1_1" style:family="text"/>
    <style:style style:name="T1_2" style:family="text">
      <style:text-properties style:font-name="Courier" fo:font-size="12pt" style:font-size-asian="12pt" fo:font-weight="bold" style:font-weight-asian="bold"/>
    </style:style>
    <style:style style:name="T1_3" style:family="text">
      <style:text-properties style:font-name="Courier" fo:font-size="12pt" style:font-size-asian="12pt"/>
    </style:style>
    <style:style style:name="P2" style:family="paragraph" style:parent-style-name="Normal"/>
    <style:style style:name="T2_1" style:family="text">
      <style:text-properties style:font-name="Courier" fo:font-size="12pt" style:font-size-asian="12pt"/>
    </style:style>
    <style:style style:name="T2_2" style:family="text">
      <style:text-properties style:font-name="Courier" fo:font-size="12pt" style:font-size-asian="12pt" fo:font-weight="bold" style:font-weight-asian="bold"/>
    </style:style>
    <style:style style:name="T2_3" style:family="text">
      <style:text-properties style:font-name="Courier" fo:font-size="12pt" style:font-size-asian="12pt"/>
    </style:style>
    <style:style style:name="P3" style:family="paragraph" style:parent-style-name="Normal"/>
    <style:style style:name="T3_1" style:family="text">
      <style:text-properties style:font-name="Courier" fo:font-size="12pt" style:font-size-asian="12pt"/>
    </style:style>
    <style:style style:name="T3_2" style:family="text">
      <style:text-properties style:font-name="Courier" fo:font-size="12pt" style:font-size-asian="12pt" fo:font-weight="bold" style:font-weight-asian="bold" style:text-underline-style="solid" style:text-underline-color="font-color"/>
    </style:style>
    <style:style style:name="T3_3" style:family="text">
      <style:text-properties style:font-name="Courier" fo:font-size="12pt" style:font-size-asian="12pt"/>
    </style:style>
    <style:style style:name="T3_4" style:family="text">
      <style:text-properties style:font-name="Courier" fo:font-size="12pt" style:font-size-asian="12pt" fo:font-weight="bold" style:font-weight-asian="bold" style:text-underline-style="solid" style:text-underline-color="font-color"/>
    </style:style>
    <style:style style:name="T3_5" style:family="text">
      <style:text-properties style:font-name="Courier" fo:font-size="12pt" style:font-size-asian="12pt"/>
    </style:style>
    <style:style style:name="T3_6" style:family="text">
      <style:text-properties style:font-name="Courier" fo:font-size="12pt" style:font-size-asian="12pt" style:text-underline-style="solid" style:text-underline-color="font-color"/>
    </style:style>
    <style:style style:name="T3_7" style:family="text">
      <style:text-properties style:font-name="Courier" fo:font-size="12pt" style:font-size-asian="12pt"/>
    </style:style>
    <style:style style:name="T3_8" style:family="text">
      <style:text-properties style:font-name="Courier" fo:font-size="12pt" style:font-size-asian="12pt" style:text-underline-style="solid" style:text-underline-color="font-color"/>
    </style:style>
    <style:style style:name="T3_9" style:family="text">
      <style:text-properties style:font-name="Courier" fo:font-size="12pt" style:font-size-asian="12pt"/>
    </style:style>
    <style:style style:name="T3_10" style:family="text">
      <style:text-properties style:font-name="Courier" fo:font-size="12pt" style:font-size-asian="12pt" style:text-underline-style="solid" style:text-underline-color="font-color"/>
    </style:style>
    <style:style style:name="T3_11" style:family="text">
      <style:text-properties style:font-name="Courier" fo:font-size="12pt" style:font-size-asian="12pt"/>
    </style:style>
    <style:style style:name="T3_12" style:family="text">
      <style:text-properties style:font-name="Courier" fo:font-size="12pt" style:font-size-asian="12pt" style:text-underline-style="solid" style:text-underline-color="font-color"/>
    </style:style>
    <style:style style:name="T3_13" style:family="text">
      <style:text-properties style:font-name="Courier" fo:font-size="12pt" style:font-size-asian="12pt"/>
    </style:style>
    <style:style style:name="T3_14" style:family="text">
      <style:text-properties style:font-name="Courier" fo:font-size="12pt" style:font-size-asian="12pt" style:text-underline-style="solid" style:text-underline-color="font-color"/>
    </style:style>
    <style:style style:name="T3_15" style:family="text">
      <style:text-properties style:font-name="Courier" fo:font-size="12pt" style:font-size-asian="12pt"/>
    </style:style>
    <style:style style:name="P4" style:family="paragraph" style:parent-style-name="Normal"/>
    <style:style style:name="T4_1" style:family="text">
      <style:text-properties style:font-name="Courier" fo:font-size="12pt" style:font-size-asian="12pt"/>
    </style:style>
    <style:style style:name="P5" style:family="paragraph" style:parent-style-name="Normal"/>
    <style:style style:name="T5_1" style:family="text">
      <style:text-properties style:font-name="Courier" fo:font-size="12pt" style:font-size-asian="12pt"/>
    </style:style>
    <style:style style:name="P6" style:family="paragraph" style:parent-style-name="Normal">
      <style:text-properties style:font-name="Courier" fo:font-size="12pt" style:font-size-asian="12pt"/>
    </style:style>
    <style:style style:name="S2" style:family="section">
      <style:section-properties text:dont-balance-text-columns="false">
        <style:columns fo:column-count="0" fo:column-gap="1.27cm"/>
      </style:section-properties>
    </style:style>
    <style:style style:name="P7" style:family="paragraph" style:parent-style-name="Normal">
      <style:text-properties style:font-name="Courier" fo:font-size="12pt" style:font-size-asian="12pt"/>
    </style:style>
    <style:style style:name="P8" style:family="paragraph" style:parent-style-name="Normal"/>
    <style:style style:name="T8_1" style:family="text">
      <style:text-properties style:font-name="Courier" fo:font-size="12pt" style:font-size-asian="12pt"/>
    </style:style>
    <style:style style:name="T8_2" style:family="text">
      <style:text-properties style:font-name="Courier" fo:font-size="12pt" style:font-size-asian="12pt" style:text-underline-style="solid" style:text-underline-color="font-color"/>
    </style:style>
    <style:style style:name="T8_3" style:family="text">
      <style:text-properties style:font-name="Courier" fo:font-size="12pt" style:font-size-asian="12pt"/>
    </style:style>
    <style:style style:name="T8_4" style:family="text">
      <style:text-properties style:font-name="Courier" fo:font-size="12pt" style:font-size-asian="12pt" fo:font-weight="bold" style:font-weight-asian="bold" style:text-underline-style="solid" style:text-underline-color="font-color"/>
    </style:style>
    <style:style style:name="T8_5" style:family="text">
      <style:text-properties style:font-name="Courier" fo:font-size="12pt" style:font-size-asian="12pt"/>
    </style:style>
    <style:style style:name="P9" style:family="paragraph" style:parent-style-name="Normal"/>
    <style:style style:name="T9_1" style:family="text">
      <style:text-properties style:font-name="Courier" fo:font-size="12pt" style:font-size-asian="12pt"/>
    </style:style>
    <style:style style:name="T9_2" style:family="text">
      <style:text-properties style:font-name="Courier" fo:font-size="12pt" style:font-size-asian="12pt" style:text-underline-style="solid" style:text-underline-color="font-color"/>
    </style:style>
    <style:style style:name="T9_3" style:family="text">
      <style:text-properties style:font-name="Courier" fo:font-size="12pt" style:font-size-asian="12pt"/>
    </style:style>
    <style:style style:name="P10" style:family="paragraph" style:parent-style-name="Normal"/>
    <style:style style:name="T10_1" style:family="text">
      <style:text-properties style:font-name="Courier" fo:font-size="12pt" style:font-size-asian="12pt"/>
    </style:style>
    <style:style style:name="P11" style:family="paragraph" style:parent-style-name="Normal"/>
    <style:style style:name="T11_1" style:family="text">
      <style:text-properties style:font-name="Courier" fo:font-size="12pt" style:font-size-asian="12pt"/>
    </style:style>
    <style:style style:name="P12" style:family="paragraph" style:parent-style-name="Normal"/>
    <style:style style:name="T12_1" style:family="text">
      <style:text-properties style:font-name="Courier" fo:font-size="12pt" style:font-size-asian="12pt"/>
    </style:style>
    <style:style style:name="P13" style:family="paragraph" style:parent-style-name="Normal"/>
    <style:style style:name="T13_1" style:family="text">
      <style:text-properties style:font-name="Courier" fo:font-size="12pt" style:font-size-asian="12pt"/>
    </style:style>
    <style:style style:name="T13_2" style:family="text">
      <style:text-properties style:font-name="Courier" fo:font-size="12pt" style:font-size-asian="12pt" style:text-underline-style="solid" style:text-underline-color="font-color"/>
    </style:style>
    <style:style style:name="T13_3" style:family="text">
      <style:text-properties style:font-name="Courier" fo:font-size="12pt" style:font-size-asian="12pt"/>
    </style:style>
    <style:style style:name="P14" style:family="paragraph" style:parent-style-name="Normal"/>
    <style:style style:name="T14_1" style:family="text">
      <style:text-properties style:font-name="Courier" fo:font-size="12pt" style:font-size-asian="12pt"/>
    </style:style>
    <style:style style:name="T14_2" style:family="text">
      <style:text-properties style:font-name="Courier" fo:font-size="12pt" style:font-size-asian="12pt" fo:font-weight="bold" style:font-weight-asian="bold"/>
    </style:style>
  </office:automatic-styles>
  <office:body>
    <office:text>
      <text:section text:style-name="S1" text:name="S1">
        <text:p text:style-name="P1"><text:bookmark-start text:name="QuickMark 1"/><text:bookmark-end text:name="QuickMark 1"/><text:span text:style-name="T1_1"><text:sequence text:name="CHAPTER" text:formula="ooow:CHAPTER+1"/></text:span><text:span text:style-name="T1_2">INITIATIVE<text:s/>AND<text:s/>FINISHITIVE<text:s text:c="8"/>16PENTC<text:s text:c="6"/>(9/24/95)<text:s text:c="6"/>Luke<text:s/>14:25-33<text:s text:c="2"/></text:span><text:span text:style-name="T1_3"><text:s text:c="14"/>Dear<text:s/>friends<text:s/>in<text:s/>Christ,<text:s/>grace<text:s/>&amp;<text:s/>peace...</text:span></text:p>
        <text:p text:style-name="P2"><text:span text:style-name="T2_1"><text:s text:c="5"/>As<text:s/>some<text:s/>of<text:s/>you<text:s/>know,<text:s/>Pastor<text:s/>Apfel<text:s/>is<text:s/>engaged<text:s/>to<text:s/>be<text:s/>married.<text:s text:c="2"/>Trying<text:s/>to<text:s/>be<text:s/>helpful<text:s/>in<text:s/>the<text:s/>planning,<text:s/>I<text:s/>suggested<text:s/>this<text:s/>verse<text:s/>from<text:s/>the<text:s/>gospel<text:s/>as<text:s/>a<text:s/>wedding<text:s/>text:<text:s/>"Whoever<text:s/>comes<text:s/>to<text:s/>me<text:s/>and<text:s/>does<text:s/>not<text:s/>hate<text:s/>father<text:s/>and<text:s/>mother,<text:s/>wife<text:s/>and<text:s/>children,<text:s/>brothers<text:s/>and<text:s/>sisters,<text:s/>yes,<text:s/>and<text:s/>even<text:s/>life<text:s/>itself,<text:s/>cannot<text:s/>be<text:s/>my<text:s/>disciple."<text:s text:c="2"/>We<text:s/>had<text:s/>a<text:s/>little<text:s/>chuckle<text:s/>imagining<text:s/>the<text:s/>reaction<text:s/>of<text:s/>a<text:s/>congregation<text:s/>hearing<text:s/>that<text:s/>text<text:s/>at<text:s/>a<text:s/>wedding....this<text:s/>is<text:s/>one<text:s/>of<text:s/>those<text:s/></text:span><text:span text:style-name="T2_2">tough</text:span><text:span text:style-name="T2_3"><text:s/>texts.<text:s text:c="2"/>What<text:s/>does<text:s/>Jesus<text:s/>mean<text:s/>with<text:s/>this<text:s/>tough<text:s/>talk<text:s/>about<text:s/>what<text:s/>it<text:s/>takes<text:s/>to<text:s/>be<text:s/>his<text:s/>disciple?<text:s text:c="2"/>Isn't<text:s/>there<text:s/>too<text:s/>much<text:s/>hate<text:s/>in<text:s/>families<text:s/>already?<text:s text:c="2"/>We'd<text:s/>much<text:s/>rather<text:s/>hear<text:s/>comforting<text:s/>words<text:s/>like:<text:s/>"Come<text:s/>to<text:s/>me,<text:s/>all<text:s/>who<text:s/>are<text:s/>weary<text:s/>and<text:s/>heavy<text:s/>laden,<text:s/>and<text:s/>I<text:s/>will<text:s/>give<text:s/>you<text:s/>rest."</text:span></text:p>
        <text:p text:style-name="P3"><text:span text:style-name="T3_1"><text:s text:c="5"/>Jesus<text:s/>tells<text:s/>two<text:s/>stories<text:s/>about<text:s/>'what<text:s/>it<text:s/>takes'<text:s/>to<text:s/>be<text:s/>a<text:s/>disciple,<text:s/>and<text:s/>for<text:s/>want<text:s/>of<text:s/>better<text:s/>terms,<text:s/>I<text:s/>call<text:s/>this<text:s/></text:span><text:span text:style-name="T3_2">'initiative'</text:span><text:span text:style-name="T3_3"><text:s/>and<text:s/></text:span><text:span text:style-name="T3_4">'finishative'.</text:span><text:span text:style-name="T3_5"><text:s text:c="2"/>The<text:s/>story<text:s/>Jesus<text:s/>tells<text:s/>about<text:s/>initiative<text:s/>is<text:s/>a<text:s/>story<text:s/>of<text:s/>crisis:<text:s text:c="2"/>A<text:s/>king<text:s/>is<text:s/>about<text:s/>to<text:s/>mobilize<text:s/>his<text:s/>army<text:s/>of<text:s/>10,000<text:s/>against<text:s/>an<text:s/>army<text:s/>of<text:s/>20,000.<text:s text:c="2"/>He<text:s/>takes<text:s/>stock<text:s/>of<text:s/>the<text:s/>situation<text:s/>and<text:s/>decides<text:s/>what<text:s/>has<text:s/>to<text:s/>be<text:s/>done...then<text:s/>takes<text:s/>the<text:s/></text:span><text:span text:style-name="T3_6">initiative</text:span><text:span text:style-name="T3_7"><text:s/>to<text:s/>make<text:s/>peace<text:s/>with<text:s/>the<text:s/>enemy.<text:s text:c="2"/>It<text:s/>is<text:s/>that<text:s/>kind<text:s/>of<text:s/>shrewdness<text:s/>and<text:s/>initiative<text:s/>Jesus<text:s/>calls<text:s/>us<text:s/>to<text:s/>have<text:s/>as<text:s/>disciples.<text:s text:c="2"/>Think<text:s/>about<text:s/>the<text:s/>cost<text:s/>of<text:s/>being<text:s/>and<text:s/>of<text:s/></text:span><text:span text:style-name="T3_8">not</text:span><text:span text:style-name="T3_9"><text:s/>being<text:s/>a<text:s/>disciple.<text:s text:c="2"/>There<text:s/>is<text:s/>a<text:s/>cost<text:s/>either<text:s/>way.<text:s text:c="2"/>We<text:s/>see<text:s/>lives<text:s/>that<text:s/>haven't<text:s/>been<text:s/>engaged<text:s/>in<text:s/>any<text:s/>kind<text:s/>of<text:s/>striving.<text:s text:c="2"/>They<text:s/>were<text:s/>lived<text:s/>with<text:s/>no<text:s/>sense<text:s/>of<text:s/>purpose,<text:s/>with<text:s/>no<text:s/>voice<text:s/>to<text:s/>follow<text:s/>except<text:s/>culture<text:s/>and<text:s/>the<text:s/>TV<text:s/>and<text:s/>popular<text:s/>opinion.<text:s text:c="2"/>Those<text:s/>wasted<text:s/>lives<text:s/>are<text:s/>examples<text:s/>of<text:s/>the<text:s/>cost<text:s/>of<text:s/>not<text:s/>being<text:s/>a<text:s/>disciple....of<text:s/>drifting<text:s/>in<text:s/>this<text:s/>world<text:s/>without<text:s/></text:span><text:span text:style-name="T3_10">initiative</text:span><text:span text:style-name="T3_11"><text:s/>or<text:s/>commitment<text:s/>to<text:s/>something<text:s/>bigger<text:s/>than<text:s/>ones'<text:s/>self.<text:s text:c="2"/>Jesus<text:s/>calls<text:s/>us<text:s/>to<text:s/>something<text:s/>more---to<text:s/>love<text:s/>God<text:s/>more<text:s/>than<text:s/>anyone<text:s/>or<text:s/>anything<text:s/>else;<text:s/>to<text:s/>bear<text:s/>a<text:s/>cross<text:s/>and<text:s/>follow,<text:s/>and<text:s/>to<text:s/>give<text:s/>up<text:s/>all<text:s/>that<text:s/>we<text:s/>have<text:s/>in<text:s/>order<text:s/>to<text:s/>receive<text:s/>greater<text:s/>gifts<text:s/>in<text:s/>Christ.<text:s text:c="2"/>Jesus<text:s/>asks<text:s/>us<text:s/>if<text:s/>we<text:s/>can<text:s/>afford<text:s/></text:span><text:span text:style-name="T3_12">not</text:span><text:span text:style-name="T3_13"><text:s/>to<text:s/>submit<text:s/>to<text:s/>God's<text:s/>demands.<text:s text:c="2"/>In<text:s/>our<text:s/>first<text:s/>lesson<text:s/>we<text:s/>heard<text:s/>these<text:s/>words:<text:s text:c="2"/>"The<text:s/>fear<text:s/>of<text:s/>the<text:s/>Lord<text:s/>is<text:s/>the<text:s/>beginning<text:s/>of<text:s/>Wisdom..."<text:s text:c="2"/>There<text:s/>is<text:s/>a<text:s/>cost<text:s/>to<text:s/>being<text:s/>a<text:s/>disciple,<text:s/>and<text:s/>there<text:s/>is<text:s/>a<text:s/>cost<text:s/>for<text:s/></text:span><text:span text:style-name="T3_14">not</text:span><text:span text:style-name="T3_15"><text:s/>being<text:s/>a<text:s/>disciple.</text:span></text:p>
        <text:p text:style-name="P4"><text:span text:style-name="T4_1"><text:s text:c="5"/>A<text:s/>congregation<text:s/>in<text:s/>Chicago<text:s/>built<text:s/>a<text:s/>beautiful<text:s/>new<text:s/>sanctuary<text:s/>just<text:s/>before<text:s/>the<text:s/>depression.<text:s text:c="2"/>What<text:s/>began<text:s/>in<text:s/>sacrifice<text:s/>continued<text:s/>in<text:s/>struggle,<text:s/>as<text:s/>people<text:s/>joined<text:s/>together<text:s/>to<text:s/>pay<text:s/>the<text:s/>mortgage<text:s/>during<text:s/>hard<text:s/>times.<text:s text:c="2"/>When<text:s/>the<text:s/>project<text:s/>was<text:s/>completed,<text:s/>they<text:s/>recognized<text:s/>that<text:s/>they<text:s/>needed<text:s/>education<text:s/>and<text:s/>fellowship<text:s/>space<text:s/>to<text:s/>continue<text:s/>their<text:s/>ministry.<text:s text:c="2"/>The<text:s/>mood<text:s/>toward<text:s/>another<text:s/>building<text:s/>program<text:s/>was<text:s/>negative,<text:s/>and<text:s/>in<text:s/>the<text:s/>congregational<text:s/>meeting<text:s/>there<text:s/>was<text:s/>a<text:s/>lot<text:s/>of<text:s/>apprehension.<text:s text:c="2"/>Then<text:s/>a<text:s/>young<text:s/>parent<text:s/>stood<text:s/>up<text:s/>and<text:s/>said..."Sure,<text:s/>it<text:s/>will<text:s/>cost<text:s/>us<text:s/>to<text:s/>build<text:s/>to<text:s/>meet<text:s/>the<text:s/>needs<text:s/>of<text:s/>our<text:s/>congregation.<text:s text:c="2"/>We<text:s/>have<text:s/>to<text:s/>count<text:s/>the<text:s/>cost.<text:s text:c="2"/>But<text:s/>remember<text:s/>that<text:s/>it<text:s/>will<text:s/>cost<text:s/>us<text:s/>even<text:s/>more<text:s/>if<text:s/>we<text:s/>decide<text:s/>not<text:s/>to<text:s/>build.<text:s text:c="2"/>The<text:s/>wise<text:s/>young<text:s/>man's<text:s/>comments<text:s/>convinced<text:s/>the<text:s/>congregation<text:s/>to<text:s/>sacrifice<text:s/>once<text:s/>again,<text:s/>and<text:s/>to<text:s/>build<text:s/>the<text:s/>addition.<text:s text:c="2"/>There<text:s/>is<text:s/>a<text:s/>cost<text:s/>of<text:s/>being<text:s/>disciples.<text:s text:c="4"/></text:span></text:p>
        <text:p text:style-name="P5"><text:span text:style-name="T5_1"><text:s text:c="5"/>This<text:s/>is<text:s/>where<text:s/>we<text:s/>as<text:s/>churches<text:s/>have<text:s/>become<text:s/>soft.<text:s text:c="2"/>When<text:s/>we<text:s/>invite<text:s/>people<text:s/>to<text:s/>membership,<text:s/>we<text:s/>are<text:s/>careful<text:s/>not<text:s/>to<text:s/>offend<text:s/>them<text:s/>by<text:s/>saying<text:s/>what<text:s/>God<text:s/>requires<text:s/>of<text:s/>disciples.<text:s text:c="2"/>We<text:s/>are<text:s/>afraid<text:s/>they<text:s/>will<text:s/>go<text:s/>somewhere<text:s/>else<text:s/>where<text:s/>the<text:s/>assurance<text:s/>of<text:s/>salvation<text:s/>will<text:s/>be<text:s/>'cheaper'.<text:s text:c="2"/>We<text:s/>don't<text:s/>want<text:s/>to<text:s/>lose<text:s/>those<text:s/>prospective<text:s/>'joiners'.<text:s text:c="2"/>We<text:s/>avoid<text:s/>talking<text:s/>about<text:s/>the<text:s/>battle,<text:s/>the<text:s/>enemy,<text:s/>the<text:s/>cost<text:s/>of<text:s/>fighting<text:s/>the<text:s/>good<text:s/>fight<text:s/>of<text:s/>faith.<text:s text:c="2"/>Following<text:s/>Jesus<text:s/>is<text:s/>no<text:s/>invitation<text:s/>to<text:s/>an<text:s/>ice<text:s/>cream<text:s/>social.<text:s text:c="2"/>It<text:s/>is<text:s/>a<text:s/>call<text:s/>to<text:s/>give<text:s/>all<text:s/>we<text:s/>have.<text:s/>We<text:s/>need<text:s/>to<text:s/>look<text:s/>at<text:s/>the<text:s/>price<text:s/>tag<text:s/>as<text:s/>we<text:s/>begin<text:s/>the<text:s/>task<text:s/>of<text:s/>being<text:s/>a<text:s/>disciple.</text:span></text:p>
        <text:p text:style-name="P6"/>
      </text:section>
      <text:section text:style-name="S2" text:name="S2">
        <text:p text:style-name="P7"/>
        <text:p text:style-name="P8"><text:span text:style-name="T8_1"><text:s text:c="5"/></text:span><text:span text:style-name="T8_2">Initiative</text:span><text:span text:style-name="T8_3"><text:s/>is<text:s/>important,<text:s/>but<text:s/>even<text:s/>more<text:s/>important<text:s/>is<text:s/></text:span><text:span text:style-name="T8_4">finishative</text:span><text:span text:style-name="T8_5"><text:s/>(not<text:s/>a<text:s/>real<text:s/>word,<text:s/>don't<text:s/>worry<text:s/>about<text:s/>spelling<text:s/>it<text:s/>right).<text:s text:c="2"/>You<text:s/>get<text:s/>the<text:s/>picture....what<text:s/>good<text:s/>is<text:s/>a<text:s/>good<text:s/>beginning,<text:s/>without<text:s/>a<text:s/>a<text:s/>good<text:s/>ending?</text:span></text:p>
        <text:p text:style-name="P9"><text:span text:style-name="T9_1">The<text:s/>story<text:s/>of<text:s/>the<text:s/>unfinished<text:s/>tower<text:s/>tells<text:s/>it<text:s/>well:<text:s/>The<text:s/>plans<text:s/>and<text:s/>dreams<text:s/>and<text:s/>sacrifices<text:s/>that<text:s/>started<text:s/>such<text:s/>a<text:s/>project<text:s/>are<text:s/></text:span><text:span text:style-name="T9_2">wasted</text:span><text:span text:style-name="T9_3"><text:s/>because<text:s/>the<text:s/>resources<text:s/>weren't<text:s/>there<text:s/>to<text:s/>finish<text:s/>what<text:s/>was<text:s/>begun.<text:s text:c="2"/>What<text:s/>began<text:s/>with<text:s/>purpose<text:s/>and<text:s/>initiative<text:s/>now<text:s/>is<text:s/>merely<text:s/>an<text:s/>embarrassment<text:s/>and<text:s/>a<text:s/>source<text:s/>of<text:s/>ridicule<text:s/>for<text:s/>those<text:s/>who<text:s/>look<text:s/>on.<text:s text:c="2"/>What<text:s/>a<text:s/>waste!<text:s text:c="2"/>We<text:s/>can<text:s/>imagine<text:s/>the<text:s/>humiliation<text:s/>of<text:s/>the<text:s/>man<text:s/>who<text:s/>could<text:s/>not<text:s/>finish<text:s/>a<text:s/>building<text:s/>project<text:s/>he<text:s/>began......what<text:s/>about<text:s/>the<text:s/>'finishative'<text:s/>of<text:s/>completing<text:s/>our<text:s/>discipleship?</text:span></text:p>
        <text:p text:style-name="P10"><text:span text:style-name="T10_1"><text:s text:c="3"/>As<text:s/>someone<text:s/>who<text:s/>conducts<text:s/>funerals,<text:s/>I<text:s/>am<text:s/>aware<text:s/>of<text:s/>the<text:s/>finishative<text:s/>in<text:s/>people's<text:s/>lives.<text:s text:c="2"/>Some<text:s/>are<text:s/>baptized,<text:s/>attend<text:s/>Sunday<text:s/>School,<text:s/>are<text:s/>confirmed...<text:s/>and<text:s/>then<text:s/>fail<text:s/>to<text:s/>continue<text:s/>those<text:s/>good<text:s/>things<text:s/>that<text:s/>God<text:s/>began<text:s/>in<text:s/>them.<text:s text:c="2"/>What<text:s/>a<text:s/>waste.<text:s text:c="2"/>Others,<text:s/>like<text:s/>a<text:s/>good<text:s/>curve<text:s/>ball,<text:s/>seem<text:s/>to<text:s/>have<text:s/>a<text:s/>poor<text:s/>start<text:s/>and<text:s/>then<text:s/>at<text:s/>the<text:s/>end<text:s/>pull<text:s/>cross<text:s/>the<text:s/>center<text:s/>of<text:s/>the<text:s/>plate,<text:s/>fulfilling<text:s/>what<text:s/>God<text:s/>intended<text:s/>all<text:s/>along.<text:s text:c="2"/>It<text:s/>is<text:s/>strange<text:s/>how<text:s/>often<text:s/>someone<text:s/>who<text:s/>can<text:s/>complete<text:s/>a<text:s/>5,000<text:s/>piece<text:s/>jigsaw<text:s/>puzzle,<text:s/>or<text:s/>crochet<text:s/>an<text:s/>afghan,<text:s/>or<text:s/>build<text:s/>a<text:s/>house,<text:s/>cannot<text:s/>cooperate<text:s/>in<text:s/>finishing<text:s/>the<text:s/>good<text:s/>things<text:s/>in<text:s/>one's<text:s/>life<text:s/>that<text:s/>God<text:s/>has<text:s/>begun.<text:s text:c="2"/>We<text:s/>need<text:s/>'finishative'<text:s/>---we<text:s/>need<text:s/>to<text:s/>pray<text:s/>that<text:s/>God<text:s/>would<text:s/>complete<text:s/>the<text:s/>things<text:s/>that<text:s/>have<text:s/>begun<text:s/>in<text:s/>us.<text:s text:c="2"/>And,<text:s/>being<text:s/>faithful<text:s/>unto<text:s/>death,<text:s/>we<text:s/>have<text:s/>the<text:s/>promise<text:s/>of<text:s/>a<text:s/>crown<text:s/>of<text:s/>life.<text:s text:c="2"/>There<text:s/>are<text:s/>no<text:s/>bargain<text:s/>basement<text:s/>deals<text:s/>on<text:s/>faith...it<text:s/>costs,<text:s/>it<text:s/>takes<text:s/>a<text:s/>lifetime<text:s/>of<text:s/>investment.</text:span></text:p>
        <text:p text:style-name="P11"><text:span text:style-name="T11_1"><text:s text:c="5"/>Dr.<text:s/>Leslie<text:s/>Weatherhead<text:s/>was<text:s/>a<text:s/>young<text:s/>missionary<text:s/>in<text:s/>Madras,<text:s/>India.<text:s/>A<text:s/>young<text:s/>medical<text:s/>student<text:s/>came<text:s/>to<text:s/>him<text:s/>to<text:s/>be<text:s/>baptized.<text:s text:c="2"/>His<text:s/>parents<text:s/>threatened<text:s/>to<text:s/>cut<text:s/>him<text:s/>off<text:s/>from<text:s/>his<text:s/>inheritance,<text:s/>put<text:s/>him<text:s/>out<text:s/>of<text:s/>school,<text:s/>and<text:s/>disown<text:s/>him.<text:s text:c="2"/>Yet<text:s/>he<text:s/>did<text:s/>not<text:s/>ask<text:s/>for<text:s/>a<text:s/>secret<text:s/>baptism,<text:s/>was<text:s/>baptized<text:s/>in<text:s/>public<text:s/>worship,<text:s/>and<text:s/>was<text:s/>disowned.<text:s text:c="2"/>Many<text:s/>years<text:s/>later<text:s/>in<text:s/>London,<text:s/>this<text:s/>man<text:s/>appeared<text:s/>at<text:s/>Dr.<text:s/>Weatherhead's<text:s/>door<text:s/>and<text:s/>said,<text:s/>'It<text:s/>was<text:s/>worth<text:s/>it,<text:s/>Sir,<text:s/>it<text:s/>was<text:s/>worth<text:s/>it'.</text:span></text:p>
        <text:p text:style-name="P12"><text:span text:style-name="T12_1"><text:s text:c="4"/>What<text:s/>does<text:s/>it<text:s/>cost<text:s/>to<text:s/>follow<text:s/>Jesus?---everything...from<text:s/>initiative<text:s/>to<text:s/>finishative.<text:s text:c="2"/>Many<text:s/>heard<text:s/>these<text:s/>hard<text:s/>words<text:s/>of<text:s/>Jesus,<text:s/>and<text:s/>many<text:s/>fell<text:s/>away.<text:s text:c="2"/>Even<text:s/>his<text:s/>disciples<text:s/>disappeared<text:s/>into<text:s/>the<text:s/>darkness<text:s/>when<text:s/>he<text:s/>was<text:s/>betrayed.<text:s text:c="2"/>But<text:s/>the<text:s/>interesting<text:s/>thing<text:s/>is<text:s/>that<text:s/>Jesus<text:s/>did<text:s/>not<text:s/>forsake<text:s/>them:<text:s/>this<text:s/>is<text:s/>our<text:s/>comfort<text:s/>as<text:s/>we<text:s/>hear<text:s/>these<text:s/>difficult<text:s/>words<text:s/>of<text:s/>Jesus...hope<text:s/>comes<text:s/>from<text:s/>knowing<text:s text:c="2"/>the<text:s/>gracious<text:s/>persistence<text:s/>of<text:s/>our<text:s/>Lord<text:s/>in<text:s/>surrounding<text:s/>us<text:s/>with<text:s/>his<text:s/>love.<text:s text:c="2"/>In<text:s/>spite<text:s/>of<text:s/>our<text:s/>failures,<text:s/>both<text:s/>in<text:s/>initiative<text:s/>and<text:s/>finishative,<text:s/>he<text:s/>is<text:s/>not<text:s/>done<text:s/>with<text:s/>us<text:s/>yet.</text:span></text:p>
        <text:p text:style-name="P13"><text:span text:style-name="T13_1"><text:s text:c="5"/>Rufus<text:s/>Jones,<text:s/>the<text:s/>great<text:s/>Quaker<text:s/>preacher,<text:s/>tells<text:s/>of<text:s/>his<text:s/>struggle<text:s/>with<text:s/>self<text:s/>as<text:s/>a<text:s/>child.<text:s text:c="2"/>His<text:s/>mother<text:s/>went<text:s/>to<text:s/>town<text:s/>and<text:s/>left<text:s/>him<text:s/>with<text:s/>a<text:s/>list<text:s/>of<text:s/>chores<text:s/>to<text:s/>do<text:s/>while<text:s/>he<text:s/>was<text:s/>gone.<text:s text:c="2"/>His<text:s/>friends<text:s/>came<text:s/>by<text:s/>and<text:s/>asked<text:s/>him<text:s/>to<text:s/>play,<text:s/>and<text:s/>he<text:s/>spent<text:s/>all<text:s/>day<text:s/>with<text:s/>them,<text:s/>not<text:s/>even<text:s/>thinking<text:s/>of<text:s/>his<text:s/>chores<text:s/>until<text:s/>he<text:s/>saw<text:s/>her<text:s/>return.<text:s text:c="2"/>He<text:s/>expected<text:s/>the<text:s/>whipping<text:s/>of<text:s/>his<text:s/>life,<text:s/>but<text:s/>instead<text:s/>she<text:s/>took<text:s/>him<text:s/>upstairs<text:s/>to<text:s/>his<text:s/>bedroom,<text:s/>knelt<text:s/>down,<text:s/>put<text:s/>her<text:s/>arms<text:s/>around<text:s/>him<text:s/>and<text:s/>prayed<text:s/>over<text:s/>and<text:s/>over,<text:s/>a<text:s/>dozen<text:s/>times<text:s/>with<text:s/>tears<text:s/>streaming<text:s/>down<text:s/>her<text:s/>cheeks:<text:s/>"Lord,<text:s/>make<text:s/>a<text:s/>man<text:s/>out<text:s/>of<text:s/>him.<text:s text:c="2"/>Lord,<text:s/>make<text:s/>a<text:s/>man<text:s/>out<text:s/>of<text:s/>him..."<text:s text:c="2"/></text:span><text:span text:style-name="T13_2">That<text:s/>changed<text:s/>his<text:s/>life.</text:span><text:span text:style-name="T13_3"><text:s text:c="2"/>His<text:s/>mother's<text:s/>love<text:s/>and<text:s/>tears<text:s/>did<text:s/>what<text:s/>no<text:s/>whipping<text:s/>could<text:s/>do.<text:s text:c="2"/>And<text:s/>it's<text:s/>the<text:s/>same<text:s/>with<text:s/>us.<text:s text:c="2"/>What<text:s/>changes<text:s/>us<text:s/>is<text:s/>not<text:s/>threats<text:s/>of<text:s/>condemnation<text:s/>for<text:s/>our<text:s/>failure<text:s/>to<text:s/>be<text:s/>disciples;<text:s/>what<text:s/>changes<text:s/>us<text:s/>is<text:s/>knowing<text:s/>that<text:s/>we<text:s/>are<text:s/>wrapped<text:s/>in<text:s/>the<text:s/>arms<text:s/>of<text:s/>Christ<text:s/>who<text:s/>lived<text:s/>and<text:s/>died<text:s/>for<text:s/>us,<text:s/>who<text:s/>prays<text:s/>to<text:s/>the<text:s/>Father<text:s/>that<text:s/>we<text:s/>might<text:s/>grow<text:s/>up<text:s/>into<text:s/>his<text:s/>fullness,<text:s/>to<text:s/>be<text:s/>cross-bearers<text:s/>and<text:s/>disciples.</text:span></text:p>
        <text:p text:style-name="P14"><text:span text:style-name="T14_1"><text:s text:c="5"/>It<text:s/>pays<text:s/>to<text:s/>count<text:s/>the<text:s/>cost<text:s/>of<text:s/>doing<text:s/>anything<text:s/>well,<text:s/>from<text:s/>start<text:s/>to<text:s/>finish.<text:s text:c="2"/>May<text:s/>God<text:s/>give<text:s/>us<text:s/>open<text:s/>eyes<text:s/>and<text:s/>minds<text:s/>to<text:s/>see<text:s/>where<text:s/>following<text:s/>Christ<text:s/>will<text:s/>lead<text:s/>us.<text:s text:c="2"/>May<text:s/>we<text:s/>have<text:s/>also<text:s/>the<text:s/>'finishative'<text:s/>to<text:s/>be<text:s/>faithful<text:s/>each<text:s/>day,<text:s/>each<text:s/>step<text:s/>along<text:s/>the<text:s/>way,<text:s/>not<text:s/>afraid<text:s/>to<text:s/>pay<text:s/>the<text:s/>cost<text:s/>of<text:s/>being<text:s/>Christ's<text:s/>disciples.<text:s text:c="12"/></text:span><text:span text:style-name="T14_2">+The<text:s/>peace<text:s/>of<text:s/>God......</text:span></text:p>
      </text:section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2">
  <office:font-face-decls>
    <style:font-face style:name="Times New Roman" svg:font-family="Times New Roman" style:font-pitch="variable" style:font-family-generic="roman"/>
    <style:font-face style:name="Courier" svg:font-family="Courier" style:font-family-generic="swis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 fo:language="en" fo:language-asian="en" fo:language-complex="ar" fo:country="US" fo:country-asian="US" fo:country-complex="SA"/>
    </style:default-style>
    <style:default-style style:family="table">
      <style:table-properties table:border-model="collapsing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use-optimal-row-height="true"/>
    </style:default-style>
    <style:style style:name="Normal" style:family="paragraph">
      <style:paragraph-properties fo:orphans="2" fo:widows="2"/>
      <style:text-properties fo:font-size="12pt" style:font-size-asian="12pt" style:font-size-complex="12pt" fo:language="en" fo:country="US"/>
    </style:style>
    <style:style style:name="Default_20_Paragraph_20_Font" style:display-name="Default Paragraph Font" style:family="text"/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1.27cm" fo:padding-left="0cm" fo:margin-left="1.27cm" fo:padding-right="0cm" fo:margin-right="1.27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2">
  <office:meta>
    <meta:generator>Aspose.Words for .NET 21.1.0</meta:generator>
    <dc:title/>
    <meta:initial-creator/>
    <dc:creator/>
    <meta:editing-cycles>0</meta:editing-cycles>
    <meta:document-statistic meta:page-count="0" meta:paragraph-count="0" meta:row-count="0" meta:word-count="0" meta:character-count="0" meta:non-whitespace-character-count="0"/>
  </office:meta>
</office:document-meta>
</file>